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25cm"/>
    </style:style>
    <style:style style:name="co3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TESTE COM SUBGRUPO B1</text:p>
          </table:table-cell>
          <table:table-cell office:value-type="string" calcext:value-type="string">
            <text:p>Situação 29/05</text:p>
          </table:table-cell>
          <table:table-cell office:value-type="string" calcext:value-type="string">
            <text:p>RE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– 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–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– 3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7,8,9,10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office:value-type="string" calcext:value-type="string">
            <text:p>Erro 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B2 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S TESTES USANDO SUBGRUPO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O TESTE OBRIGATORIAMENTE COM O TIPO DO SUBGRUPO B3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3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 TESTE COM O SUBGRUPO a3 modalidade oros azul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<text:s/>a4 oros azul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oros verd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SUBGRUPO A4 <text:s/>MODALIDADE OROS VERDE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RATE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ODOS OS TESTES INCLUINDO RATEIOS (B1,B2,B3,A3HA, A4HA, A4HV)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6:12:21.811000000</dc:date>
    <meta:editing-duration>PT2H17M3S</meta:editing-duration>
    <meta:editing-cycles>9</meta:editing-cycles>
    <meta:generator>LibreOffice/7.5.2.2$Windows_X86_64 LibreOffice_project/53bb9681a964705cf672590721dbc85eb4d0c3a2</meta:generator>
    <meta:document-statistic meta:table-count="7" meta:cell-count="368" meta:object-count="0"/>
  </office:meta>
</office:document-meta>
</file>